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table:style-name="ce3" office:value-type="string" calcext:value-type="string">
            <text:p><text:span text:style-name="T1"><text:a xlink:href="https://github.com/Perkedel/Lah-Mboh" xlink:type="simple">https://github.com/Perkedel/Lah-Mboh</text:a></text:span></text:p>
          </table:table-cell>
          <table:table-cell table:style-name="ce3" office:value-type="string" calcext:value-type="string">
            <text:p>GITHBMBOH</text:p>
          </table:table-cell>
          <table:table-cell table:style-name="ce3" office:value-type="string" calcext:value-type="string">
            <text:p>Source Code URL</text:p>
          </table:table-cell>
          <table:table-cell table:style-name="ce3" table:number-columns-repeated="16381"/>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table:style-name="ce3" office:value-type="string" calcext:value-type="string">
            <text:p>Welcome home</text:p>
          </table:table-cell>
          <table:table-cell table:style-name="ce3" office:value-type="string" calcext:value-type="string">
            <text:p>WELCOMEHOME</text:p>
          </table:table-cell>
          <table:table-cell table:style-name="ce3" office:value-type="string" calcext:value-type="string">
            <text:p>Greeting sensor</text:p>
          </table:table-cell>
          <table:table-cell table:style-name="ce3" office:value-type="string" calcext:value-type="string">
            <text:p>Selamat datang kembali</text:p>
          </table:table-cell>
          <table:table-cell table:style-name="ce3"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3">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4">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5">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6">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7">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8">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8">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9">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8">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9">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9">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8">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9">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9">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6">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9">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Only enemies calls us Facist</text:p>
          </table:table-cell>
          <table:table-cell office:value-type="string" calcext:value-type="string">
            <text:p>CALLSUSFACIST</text:p>
          </table:table-cell>
          <table:table-cell office:value-type="string" calcext:value-type="string">
            <text:p>Sometimes, the DNB opposition &amp; pretty much wokes in general would calls us that, while you see, how hypocritical, right?</text:p>
          </table:table-cell>
          <table:table-cell office:value-type="string" calcext:value-type="string">
            <text:p>Hanya musuh yang menyebut kami Fasisme</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02:56:47.52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2T05:35:26.733000000</dc:date>
    <meta:editing-duration>P1DT9H12M29S</meta:editing-duration>
    <meta:editing-cycles>83</meta:editing-cycles>
    <dc:description>Translation file for Lah-Mboh Mod</dc:description>
    <dc:rights>Perkedel Technologies</dc:rights>
    <dc:title>Lah-Mboh Doom mod translation</dc:title>
    <meta:document-statistic meta:table-count="1" meta:cell-count="137" meta:object-count="0"/>
  </office:meta>
</office:document-meta>
</file>